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" officeooo:rsid="0023361d" officeooo:paragraph-rsid="0023361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language="en" fo:country="AU" officeooo:rsid="001e89b5" officeooo:paragraph-rsid="001e89b5" style:font-size-asian="10.5pt" style:font-size-complex="12pt"/>
    </style:style>
    <style:style style:name="P3" style:family="paragraph" style:parent-style-name="Standard">
      <style:text-properties style:font-name="Liberation Sans" fo:language="en" fo:country="AU"/>
    </style:style>
    <style:style style:name="P4" style:family="paragraph" style:parent-style-name="Standard">
      <style:text-properties style:font-name="Liberation Sans" fo:language="en" fo:country="AU" officeooo:rsid="001f2715" officeooo:paragraph-rsid="001f2715"/>
    </style:style>
    <style:style style:name="P5" style:family="paragraph" style:parent-style-name="Standard">
      <style:text-properties style:font-name="Liberation Sans" officeooo:rsid="00266742" officeooo:paragraph-rsid="00266742"/>
    </style:style>
    <style:style style:name="P6" style:family="paragraph" style:parent-style-name="Standard">
      <style:text-properties style:font-name="Liberation Sans" officeooo:rsid="00294558" officeooo:paragraph-rsid="00294558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fo:language="en" fo:country="AU" officeooo:rsid="001e89b5" officeooo:paragraph-rsid="00417992" style:font-size-asian="21pt" style:font-size-complex="24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21d414" officeooo:paragraph-rsid="0021d414"/>
    </style:style>
    <style:style style:name="P11" style:family="paragraph" style:parent-style-name="Text_20_body">
      <style:text-properties fo:language="en" fo:country="AU" officeooo:rsid="001e89b5" officeooo:paragraph-rsid="001e89b5"/>
    </style:style>
    <style:style style:name="P12" style:family="paragraph" style:parent-style-name="Text_20_body">
      <style:text-properties officeooo:paragraph-rsid="002cd39b"/>
    </style:style>
    <style:style style:name="P1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4" style:family="paragraph" style:parent-style-name="Heading_20_3">
      <style:text-properties officeooo:rsid="00298116" officeooo:paragraph-rsid="00298116"/>
    </style:style>
    <style:style style:name="P15" style:family="paragraph" style:parent-style-name="Heading_20_3">
      <style:text-properties officeooo:rsid="002b0cf0" officeooo:paragraph-rsid="002b0cf0"/>
    </style:style>
    <style:style style:name="P16" style:family="paragraph" style:parent-style-name="Heading_20_3">
      <style:text-properties officeooo:rsid="002cd39b" officeooo:paragraph-rsid="002cd39b"/>
    </style:style>
    <style:style style:name="P17" style:family="paragraph" style:parent-style-name="Heading_20_3">
      <style:text-properties officeooo:rsid="00457595" officeooo:paragraph-rsid="00457595"/>
    </style:style>
    <style:style style:name="P18" style:family="paragraph" style:parent-style-name="Standard" style:list-style-name="L1">
      <style:text-properties style:font-name="Liberation Sans" officeooo:rsid="00266742" officeooo:paragraph-rsid="00266742"/>
    </style:style>
    <style:style style:name="P19" style:family="paragraph" style:parent-style-name="Standard" style:list-style-name="L1">
      <style:text-properties style:font-name="Liberation Sans" officeooo:rsid="00294558" officeooo:paragraph-rsid="00294558"/>
    </style:style>
    <style:style style:name="P20" style:family="paragraph" style:parent-style-name="Standard" style:list-style-name="L1">
      <style:text-properties style:font-name="Liberation Sans" officeooo:rsid="00442ccf" officeooo:paragraph-rsid="00442ccf"/>
    </style:style>
    <style:style style:name="P21" style:family="paragraph" style:parent-style-name="Heading_20_2">
      <style:text-properties fo:language="en" fo:country="AU" officeooo:rsid="001e89b5" officeooo:paragraph-rsid="001e89b5"/>
    </style:style>
    <style:style style:name="P22" style:family="paragraph" style:parent-style-name="Heading_20_2">
      <style:text-properties style:font-name="Liberation Sans" officeooo:rsid="00266742" officeooo:paragraph-rsid="00266742"/>
    </style:style>
    <style:style style:name="P23" style:family="paragraph" style:parent-style-name="Heading_20_2">
      <style:text-properties officeooo:rsid="0032c23e" officeooo:paragraph-rsid="0032c23e"/>
    </style:style>
    <style:style style:name="P24" style:family="paragraph" style:parent-style-name="Heading_20_2">
      <style:text-properties officeooo:rsid="0034581f" officeooo:paragraph-rsid="0034581f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language="en" fo:country="AU" officeooo:rsid="001e89b5" officeooo:paragraph-rsid="001e89b5"/>
    </style:style>
    <style:style style:name="P27" style:family="paragraph" style:parent-style-name="Heading_20_1">
      <style:text-properties officeooo:rsid="00266742" officeooo:paragraph-rsid="00266742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2127f4"/>
    </style:style>
    <style:style style:name="T2" style:family="text">
      <style:text-properties officeooo:rsid="0029509e"/>
    </style:style>
    <style:style style:name="T3" style:family="text">
      <style:text-properties officeooo:rsid="003c4446"/>
    </style:style>
    <style:style style:name="T4" style:family="text">
      <style:text-properties officeooo:rsid="004040ee"/>
    </style:style>
    <style:style style:name="T5" style:family="text">
      <style:text-properties officeooo:rsid="0046a40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onUtils</text:p>
      <text:p text:style-name="P7">Design Document</text:p>
      <text:p text:style-name="P2"/>
      <text:p text:style-name="P2">By Kyle Finlay, April 2016</text:p>
      <text:p text:style-name="P2">Last modified: April <text:span text:style-name="T4">13</text:span>, 2016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208_212507615" text:style-name="Index_20_Link" text:visited-style-name="Index_20_Link">1. Introduction<text:tab/>2</text:a></text:p>
          <text:p text:style-name="P28"><text:a xlink:type="simple" xlink:href="#__RefHeading___Toc165_819927189" text:style-name="Index_20_Link" text:visited-style-name="Index_20_Link">1.1 Background<text:tab/>2</text:a></text:p>
          <text:p text:style-name="P28"><text:a xlink:type="simple" xlink:href="#__RefHeading___Toc212_212507615" text:style-name="Index_20_Link" text:visited-style-name="Index_20_Link">1.2 Design Goals<text:tab/>2</text:a></text:p>
          <text:p text:style-name="P25"><text:a xlink:type="simple" xlink:href="#__RefHeading___Toc167_819927189" text:style-name="Index_20_Link" text:visited-style-name="Index_20_Link">2. Modules<text:tab/>3</text:a></text:p>
          <text:p text:style-name="P28"><text:a xlink:type="simple" xlink:href="#__RefHeading___Toc169_819927189" text:style-name="Index_20_Link" text:visited-style-name="Index_20_Link">2.1 Math<text:tab/>3</text:a></text:p>
          <text:p text:style-name="P13"><text:a xlink:type="simple" xlink:href="#__RefHeading___Toc171_819927189" text:style-name="Index_20_Link" text:visited-style-name="Index_20_Link">2.1.1 Vectors<text:tab/>3</text:a></text:p>
          <text:p text:style-name="P13"><text:a xlink:type="simple" xlink:href="#__RefHeading___Toc173_819927189" text:style-name="Index_20_Link" text:visited-style-name="Index_20_Link">2.1.2 Matrices<text:tab/>3</text:a></text:p>
          <text:p text:style-name="P13"><text:a xlink:type="simple" xlink:href="#__RefHeading___Toc175_819927189" text:style-name="Index_20_Link" text:visited-style-name="Index_20_Link">2.1.3 Quaternions<text:tab/>3</text:a></text:p>
          <text:p text:style-name="P13"><text:a xlink:type="simple" xlink:href="#__RefHeading___Toc177_819927189" text:style-name="Index_20_Link" text:visited-style-name="Index_20_Link">2.1.4 Colours<text:tab/>3</text:a></text:p>
          <text:p text:style-name="P13"><text:a xlink:type="simple" xlink:href="#__RefHeading___Toc179_819927189" text:style-name="Index_20_Link" text:visited-style-name="Index_20_Link">2.1.5 Bounding Volumes<text:tab/>3</text:a></text:p>
          <text:p text:style-name="P13"><text:a xlink:type="simple" xlink:href="#__RefHeading___Toc317_837653573" text:style-name="Index_20_Link" text:visited-style-name="Index_20_Link">2.1.6 Random Numbers<text:tab/>3</text:a></text:p>
          <text:p text:style-name="P13"><text:a xlink:type="simple" xlink:href="#__RefHeading___Toc181_819927189" text:style-name="Index_20_Link" text:visited-style-name="Index_20_Link">2.1.7 Utilities<text:tab/>3</text:a></text:p>
          <text:p text:style-name="P28"><text:a xlink:type="simple" xlink:href="#__RefHeading___Toc292_694510095" text:style-name="Index_20_Link" text:visited-style-name="Index_20_Link">2.2 Debug Logger<text:tab/>4</text:a></text:p>
          <text:p text:style-name="P28"><text:a xlink:type="simple" xlink:href="#__RefHeading___Toc294_694510095" text:style-name="Index_20_Link" text:visited-style-name="Index_20_Link">2.3 TOML Parser<text:tab/>4</text:a></text:p>
          <text:p text:style-name="P28"><text:a xlink:type="simple" xlink:href="#__RefHeading___Toc296_694510095" text:style-name="Index_20_Link" text:visited-style-name="Index_20_Link">2.4 Time<text:tab/>4</text:a></text:p>
          <text:p text:style-name="P28"><text:a xlink:type="simple" xlink:href="#__RefHeading___Toc298_694510095" text:style-name="Index_20_Link" text:visited-style-name="Index_20_Link">2.5 File System<text:tab/>4</text:a></text:p>
          <text:p text:style-name="P28"><text:a xlink:type="simple" xlink:href="#__RefHeading___Toc300_694510095" text:style-name="Index_20_Link" text:visited-style-name="Index_20_Link">2.6 System Info<text:tab/>4</text:a></text:p>
          <text:p text:style-name="P28"><text:a xlink:type="simple" xlink:href="#__RefHeading___Toc304_694510095" text:style-name="Index_20_Link" text:visited-style-name="Index_20_Link">2.7 GUID<text:tab/>4</text:a></text:p>
        </text:index-body>
      </text:table-of-content>
      <text:h text:style-name="P26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1"><text:bookmark-start text:name="__RefHeading___Toc208_212507615"/><text:soft-page-break/>1. Introduction<text:bookmark-end text:name="__RefHeading___Toc208_212507615"/></text:h>
      <text:h text:style-name="P21" text:outline-level="2"><text:bookmark-start text:name="__RefHeading___Toc165_819927189"/>1.1 Background<text:bookmark-end text:name="__RefHeading___Toc165_819927189"/></text:h>
      <text:p text:style-name="P3">IonUtils is a special Rust crate. It is designed to provide crucial utility functions, which are used within all aspects of the Ion Project.</text:p>
      <text:p text:style-name="P3"/>
      <text:h text:style-name="P21" text:outline-level="2"><text:bookmark-start text:name="__RefHeading___Toc212_212507615"/>1.2 Design Goals<text:bookmark-end text:name="__RefHeading___Toc212_212507615"/></text:h>
      <text:p text:style-name="P4">There are several important design goals which must be met.</text:p>
      <text:p text:style-name="P4"/>
      <text:p text:style-name="P9">1. It must be as modular as possible.</text:p>
      <text:p text:style-name="P8"/>
      <text:p text:style-name="P8">Where practical, the modules within the crate should refrain from depending on one another.</text:p>
      <text:p text:style-name="P8">However, this may not be possible in all cases.</text:p>
      <text:p text:style-name="P4"/>
      <text:p text:style-name="P4">2. It must not depend on other parts of the Ion Project.</text:p>
      <text:p text:style-name="P4"/>
      <text:p text:style-name="P8">This is a must, and goes hand in hand with the first goal.</text:p>
      <text:p text:style-name="P8">Not only would this bloat the library, it would make it harder to use in non Ion projects.</text:p>
      <text:p text:style-name="P8"/>
      <text:p text:style-name="P8">It can however rely on external crates if <text:span text:style-name="T1">necessary</text:span> (e.g. rand, rustc-serialize, log, etc).</text:p>
      <text:p text:style-name="P8"/>
      <text:p text:style-name="P10">3. It has to be as user friendly as possible, without sacrificing performanc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1"><text:bookmark-start text:name="__RefHeading___Toc167_819927189"/><text:soft-page-break/>2. Modules<text:bookmark-end text:name="__RefHeading___Toc167_819927189"/></text:h>
      <text:h text:style-name="P22" text:outline-level="2"><text:bookmark-start text:name="__RefHeading___Toc169_819927189"/>2.1 Math<text:bookmark-end text:name="__RefHeading___Toc169_819927189"/></text:h>
      <text:p text:style-name="P5">The math module contains all mathematical functionality, including:</text:p>
      <text:p text:style-name="P5"/>
      <text:list xml:id="list6717346850596578612" text:style-name="L1">
        <text:list-item>
          <text:p text:style-name="P18">Vectors</text:p>
        </text:list-item>
        <text:list-item>
          <text:p text:style-name="P18">Matrices</text:p>
        </text:list-item>
        <text:list-item>
          <text:p text:style-name="P18">Quaternions</text:p>
        </text:list-item>
        <text:list-item>
          <text:p text:style-name="P18">Colours</text:p>
        </text:list-item>
        <text:list-item>
          <text:p text:style-name="P18">Bounding <text:span text:style-name="T2">volumes</text:span></text:p>
        </text:list-item>
        <text:list-item>
          <text:p text:style-name="P20">Random numbers</text:p>
        </text:list-item>
        <text:list-item>
          <text:p text:style-name="P19">Utilities</text:p>
        </text:list-item>
        <text:list-item>
          <text:p text:style-name="P19">Etc.</text:p>
        </text:list-item>
      </text:list>
      <text:p text:style-name="P6"/>
      <text:h text:style-name="P14" text:outline-level="3"><text:bookmark-start text:name="__RefHeading___Toc171_819927189"/>2.1.1 Vectors<text:bookmark-end text:name="__RefHeading___Toc171_819927189"/></text:h>
      <text:h text:style-name="P15" text:outline-level="3"><text:bookmark-start text:name="__RefHeading___Toc173_819927189"/>2.1.2 Matrices<text:bookmark-end text:name="__RefHeading___Toc173_819927189"/></text:h>
      <text:h text:style-name="P15" text:outline-level="3"><text:bookmark-start text:name="__RefHeading___Toc175_819927189"/>2.1.3 Quaternions<text:bookmark-end text:name="__RefHeading___Toc175_819927189"/></text:h>
      <text:h text:style-name="P15" text:outline-level="3"><text:bookmark-start text:name="__RefHeading___Toc177_819927189"/>2.1.4 Colours<text:bookmark-end text:name="__RefHeading___Toc177_819927189"/></text:h>
      <text:h text:style-name="P15" text:outline-level="3"><text:bookmark-start text:name="__RefHeading___Toc179_819927189"/>2.1.5 Bounding Volumes<text:bookmark-end text:name="__RefHeading___Toc179_819927189"/></text:h>
      <text:h text:style-name="P17" text:outline-level="3"><text:bookmark-start text:name="__RefHeading___Toc317_837653573"/>2.1.6 Random Numbers<text:bookmark-end text:name="__RefHeading___Toc317_837653573"/></text:h>
      <text:h text:style-name="P16" text:outline-level="3"><text:bookmark-start text:name="__RefHeading___Toc181_819927189"/>2.1.<text:span text:style-name="T5">7</text:span> Utilities<text:bookmark-end text:name="__RefHeading___Toc181_819927189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3" text:outline-level="2"><text:bookmark-start text:name="__RefHeading___Toc292_694510095"/>2.2 Debug Logger<text:bookmark-end text:name="__RefHeading___Toc292_694510095"/></text:h>
      <text:h text:style-name="P23" text:outline-level="2"><text:bookmark-start text:name="__RefHeading___Toc294_694510095"/>2.3 TOML Parser<text:bookmark-end text:name="__RefHeading___Toc294_694510095"/></text:h>
      <text:h text:style-name="P23" text:outline-level="2"><text:bookmark-start text:name="__RefHeading___Toc296_694510095"/>2.4 Time<text:bookmark-end text:name="__RefHeading___Toc296_694510095"/></text:h>
      <text:h text:style-name="P23" text:outline-level="2"><text:bookmark-start text:name="__RefHeading___Toc298_694510095"/>2.5 File System<text:bookmark-end text:name="__RefHeading___Toc298_694510095"/></text:h>
      <text:h text:style-name="P23" text:outline-level="2"><text:bookmark-start text:name="__RefHeading___Toc300_694510095"/>2.6 System Info<text:bookmark-end text:name="__RefHeading___Toc300_694510095"/></text:h>
      <text:h text:style-name="P24" text:outline-level="2"><text:bookmark-start text:name="__RefHeading___Toc304_694510095"/>2.7 <text:span text:style-name="T3">GUID</text:span><text:bookmark-end text:name="__RefHeading___Toc304_6945100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officeooo:rsid="0023361d" officeooo:paragraph-rsid="0023361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pyright (c) 2016 by Kyle Finla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0:08.650578069</meta:creation-date>
    <dc:date>2016-04-13T12:54:51.862000000</dc:date>
    <meta:editing-duration>PT1H36M41S</meta:editing-duration>
    <meta:editing-cycles>31</meta:editing-cycles>
    <meta:generator>LibreOffice/5.1.0.3$Windows_x86 LibreOffice_project/5e3e00a007d9b3b6efb6797a8b8e57b51ab1f737</meta:generator>
    <meta:document-statistic meta:table-count="0" meta:image-count="0" meta:object-count="0" meta:page-count="4" meta:paragraph-count="61" meta:word-count="287" meta:character-count="1570" meta:non-whitespace-character-count="1352"/>
  </office:meta>
</office:document-meta>
</file>